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officeooo:paragraph-rsid="00087f02" style:font-weight-asian="normal" style:font-weight-complex="normal"/>
    </style:style>
    <style:style style:name="P3" style:family="paragraph" style:parent-style-name="Text_20_body">
      <style:text-properties officeooo:paragraph-rsid="00058336"/>
    </style:style>
    <style:style style:name="P4" style:family="paragraph" style:parent-style-name="Text_20_body">
      <style:text-properties officeooo:paragraph-rsid="000a2968"/>
    </style:style>
    <style:style style:name="P5" style:family="paragraph" style:parent-style-name="Standard">
      <style:text-properties officeooo:paragraph-rsid="00058336"/>
    </style:style>
    <style:style style:name="P6" style:family="paragraph" style:parent-style-name="Text_20_body">
      <style:text-properties fo:font-style="normal" officeooo:rsid="0006ef7a" officeooo:paragraph-rsid="000a2968" style:font-style-asian="normal" style:font-style-complex="normal"/>
    </style:style>
    <style:style style:name="P7" style:family="paragraph" style:parent-style-name="Text_20_body">
      <style:text-properties fo:font-style="normal" fo:font-weight="bold" officeooo:rsid="00074389" officeooo:paragraph-rsid="00074389" style:font-style-asian="normal" style:font-weight-asian="bold" style:font-style-complex="normal" style:font-weight-complex="bold"/>
    </style:style>
    <style:style style:name="P8" style:family="paragraph" style:parent-style-name="Text_20_body" style:list-style-name="L1"/>
    <style:style style:name="P9" style:family="paragraph" style:parent-style-name="Text_20_body">
      <style:text-properties officeooo:paragraph-rsid="0006bcc1"/>
    </style:style>
    <style:style style:name="P10" style:family="paragraph" style:parent-style-name="Text_20_body">
      <style:text-properties officeooo:paragraph-rsid="000e0a37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0e0a37" style:font-weight-asian="bold" style:font-weight-complex="bold"/>
    </style:style>
    <style:style style:name="P13" style:family="paragraph" style:parent-style-name="Text_20_body" style:list-style-name="L2">
      <style:text-properties fo:font-weight="normal" officeooo:paragraph-rsid="000e0a37" style:font-weight-asian="normal" style:font-weight-complex="normal"/>
    </style:style>
    <style:style style:name="P14" style:family="paragraph" style:parent-style-name="Text_20_body">
      <style:text-properties fo:font-weight="normal" officeooo:paragraph-rsid="000e0a37" style:font-weight-asian="normal" style:font-weight-complex="normal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0e0a37" style:font-weight-asian="normal" style:font-weight-complex="normal"/>
    </style:style>
    <style:style style:name="P16" style:family="paragraph" style:parent-style-name="Standard" style:list-style-name="L2">
      <style:text-properties officeooo:paragraph-rsid="000e8d7e"/>
    </style:style>
    <style:style style:name="P17" style:family="paragraph" style:parent-style-name="Standard" style:list-style-name="L2">
      <style:text-properties fo:language="en" fo:country="none" fo:font-weight="normal" officeooo:paragraph-rsid="000e8d7e" style:font-weight-asian="normal" style:font-weight-complex="normal"/>
    </style:style>
    <style:style style:name="P18" style:family="paragraph" style:parent-style-name="Standard">
      <style:text-properties fo:language="en" fo:country="none" fo:font-weight="normal" officeooo:paragraph-rsid="000e8d7e" style:font-weight-asian="normal" style:font-weight-complex="normal"/>
    </style:style>
    <style:style style:name="P19" style:family="paragraph" style:parent-style-name="Standard" style:list-style-name="L4">
      <style:text-properties fo:language="en" fo:country="none" fo:font-weight="normal" officeooo:paragraph-rsid="0012029a" style:font-weight-asian="normal" style:font-weight-complex="normal"/>
    </style:style>
    <style:style style:name="P20" style:family="paragraph" style:parent-style-name="Standard" style:list-style-name="L3">
      <style:text-properties fo:font-weight="normal" officeooo:paragraph-rsid="001027c7" style:font-weight-asian="normal" style:font-weight-complex="normal"/>
    </style:style>
    <style:style style:name="P21" style:family="paragraph" style:parent-style-name="Standard" style:list-style-name="L3">
      <style:text-properties fo:font-weight="normal" officeooo:paragraph-rsid="001433b4" style:font-weight-asian="normal" style:font-weight-complex="normal"/>
    </style:style>
    <style:style style:name="P22" style:family="paragraph" style:parent-style-name="Standard" style:list-style-name="L3">
      <style:text-properties fo:font-weight="normal" officeooo:paragraph-rsid="001463e5" style:font-weight-asian="normal" style:font-weight-complex="normal"/>
    </style:style>
    <style:style style:name="P23" style:family="paragraph" style:parent-style-name="Standard">
      <style:text-properties fo:font-weight="normal" officeooo:paragraph-rsid="001027c7" style:font-weight-asian="normal" style:font-weight-complex="normal"/>
    </style:style>
    <style:style style:name="P24" style:family="paragraph" style:parent-style-name="Standard">
      <style:text-properties fo:font-weight="normal" officeooo:paragraph-rsid="001433b4" style:font-weight-asian="normal" style:font-weight-complex="normal"/>
    </style:style>
    <style:style style:name="P25" style:family="paragraph" style:parent-style-name="Standard">
      <style:text-properties fo:font-weight="normal" officeooo:paragraph-rsid="001463e5" style:font-weight-asian="normal" style:font-weight-complex="normal"/>
    </style:style>
    <style:style style:name="P26" style:family="paragraph" style:parent-style-name="Standard" style:list-style-name="L6">
      <style:text-properties fo:font-weight="normal" officeooo:paragraph-rsid="001463e5" style:font-weight-asian="normal" style:font-weight-complex="normal"/>
    </style:style>
    <style:style style:name="P27" style:family="paragraph" style:parent-style-name="Standard" style:list-style-name="L6">
      <style:text-properties fo:font-weight="normal" officeooo:paragraph-rsid="00150192" style:font-weight-asian="normal" style:font-weight-complex="normal"/>
    </style:style>
    <style:style style:name="P28" style:family="paragraph" style:parent-style-name="Standard">
      <style:text-properties fo:font-weight="normal" officeooo:paragraph-rsid="00150192" style:font-weight-asian="normal" style:font-weight-complex="normal"/>
    </style:style>
    <style:style style:name="P29" style:family="paragraph" style:parent-style-name="Standard" style:list-style-name="L7">
      <style:text-properties fo:font-weight="normal" officeooo:paragraph-rsid="00150192" style:font-weight-asian="normal" style:font-weight-complex="normal"/>
    </style:style>
    <style:style style:name="P30" style:family="paragraph" style:parent-style-name="Standard">
      <style:text-properties officeooo:paragraph-rsid="000e8d7e"/>
    </style:style>
    <style:style style:name="P31" style:family="paragraph" style:parent-style-name="Standard">
      <style:text-properties fo:font-weight="bold" officeooo:paragraph-rsid="001027c7" style:font-weight-asian="bold" style:font-weight-complex="bold"/>
    </style:style>
    <style:style style:name="P32" style:family="paragraph" style:parent-style-name="Standard" style:list-style-name="L6">
      <style:text-properties fo:font-style="normal" fo:font-weight="normal" officeooo:paragraph-rsid="00150192" style:font-style-asian="normal" style:font-weight-asian="normal" style:font-style-complex="normal" style:font-weight-complex="normal"/>
    </style:style>
    <style:style style:name="P33" style:family="paragraph" style:parent-style-name="Standard" style:list-style-name="L6">
      <style:text-properties fo:font-style="normal" fo:font-weight="normal" officeooo:paragraph-rsid="0015843b" style:font-style-asian="normal" style:font-weight-asian="normal" style:font-style-complex="normal" style:font-weight-complex="normal"/>
    </style:style>
    <style:style style:name="P34" style:family="paragraph" style:parent-style-name="Standard" style:list-style-name="L6">
      <style:text-properties fo:font-style="normal" fo:font-weight="normal" officeooo:paragraph-rsid="00167d18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text-properties fo:font-style="normal" fo:font-weight="normal" officeooo:paragraph-rsid="001980c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paragraph-rsid="0019c5b9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officeooo:paragraph-rsid="0019c5b9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1a75ad"/>
    </style:style>
    <style:style style:name="P39" style:family="paragraph" style:parent-style-name="Heading_20_2">
      <style:text-properties officeooo:rsid="00058336" officeooo:paragraph-rsid="00058336"/>
    </style:style>
    <style:style style:name="P40" style:family="paragraph" style:parent-style-name="Heading_20_2">
      <style:text-properties officeooo:paragraph-rsid="001cb3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6bcc1" style:font-style-asian="italic" style:font-style-complex="italic"/>
    </style:style>
    <style:style style:name="T5" style:family="text">
      <style:text-properties fo:font-style="italic" officeooo:rsid="0006ef7a" style:font-style-asian="italic" style:font-style-complex="italic"/>
    </style:style>
    <style:style style:name="T6" style:family="text">
      <style:text-properties fo:font-style="italic" officeooo:rsid="00074389" style:font-style-asian="italic" style:font-style-complex="italic"/>
    </style:style>
    <style:style style:name="T7" style:family="text">
      <style:text-properties fo:font-style="italic" officeooo:rsid="000a2968" style:font-style-asian="italic" style:font-style-complex="italic"/>
    </style:style>
    <style:style style:name="T8" style:family="text">
      <style:text-properties fo:font-style="italic" officeooo:rsid="0012029a" style:font-style-asian="italic" style:font-style-complex="italic"/>
    </style:style>
    <style:style style:name="T9" style:family="text">
      <style:text-properties fo:font-style="italic" officeooo:rsid="001350ab" style:font-style-asian="italic" style:font-style-complex="italic"/>
    </style:style>
    <style:style style:name="T10" style:family="text">
      <style:text-properties fo:font-style="italic" officeooo:rsid="001433b4" style:font-style-asian="italic" style:font-style-complex="italic"/>
    </style:style>
    <style:style style:name="T11" style:family="text">
      <style:text-properties fo:font-style="italic" officeooo:rsid="0019c5b9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officeooo:rsid="0006bcc1" style:font-style-asian="normal" style:font-style-complex="normal"/>
    </style:style>
    <style:style style:name="T15" style:family="text">
      <style:text-properties fo:font-style="normal" officeooo:rsid="0006ef7a" style:font-style-asian="normal" style:font-style-complex="normal"/>
    </style:style>
    <style:style style:name="T16" style:family="text">
      <style:text-properties fo:font-style="normal" officeooo:rsid="00074389" style:font-style-asian="normal" style:font-style-complex="normal"/>
    </style:style>
    <style:style style:name="T17" style:family="text">
      <style:text-properties fo:font-style="normal" officeooo:rsid="00087f02" style:font-style-asian="normal" style:font-style-complex="normal"/>
    </style:style>
    <style:style style:name="T18" style:family="text">
      <style:text-properties fo:font-style="normal" officeooo:rsid="000a2968" style:font-style-asian="normal" style:font-style-complex="normal"/>
    </style:style>
    <style:style style:name="T19" style:family="text">
      <style:text-properties fo:font-style="normal" officeooo:rsid="000e0a37" style:font-style-asian="normal" style:font-style-complex="normal"/>
    </style:style>
    <style:style style:name="T20" style:family="text">
      <style:text-properties fo:font-style="normal" officeooo:rsid="0012029a" style:font-style-asian="normal" style:font-style-complex="normal"/>
    </style:style>
    <style:style style:name="T21" style:family="text">
      <style:text-properties fo:font-style="normal" officeooo:rsid="001350ab" style:font-style-asian="normal" style:font-style-complex="normal"/>
    </style:style>
    <style:style style:name="T22" style:family="text">
      <style:text-properties fo:font-style="normal" officeooo:rsid="001433b4" style:font-style-asian="normal" style:font-style-complex="normal"/>
    </style:style>
    <style:style style:name="T23" style:family="text">
      <style:text-properties fo:font-style="normal" officeooo:rsid="0019c5b9" style:font-style-asian="normal" style:font-style-complex="normal"/>
    </style:style>
    <style:style style:name="T24" style:family="text">
      <style:text-properties officeooo:rsid="00058336"/>
    </style:style>
    <style:style style:name="T25" style:family="text">
      <style:text-properties style:text-position="super 58%" officeooo:rsid="00058336"/>
    </style:style>
    <style:style style:name="T26" style:family="text">
      <style:text-properties style:text-position="0% 100%" officeooo:rsid="00058336"/>
    </style:style>
    <style:style style:name="T27" style:family="text">
      <style:text-properties officeooo:rsid="0006bcc1"/>
    </style:style>
    <style:style style:name="T28" style:family="text">
      <style:text-properties officeooo:rsid="0006ef7a"/>
    </style:style>
    <style:style style:name="T29" style:family="text">
      <style:text-properties officeooo:rsid="000e0a37"/>
    </style:style>
    <style:style style:name="T30" style:family="text">
      <style:text-properties officeooo:rsid="000e8d7e"/>
    </style:style>
    <style:style style:name="T31" style:family="text">
      <style:text-properties fo:language="en" fo:country="none" fo:font-weight="normal" officeooo:rsid="000e8d7e" style:font-weight-asian="normal" style:font-weight-complex="normal"/>
    </style:style>
    <style:style style:name="T32" style:family="text">
      <style:text-properties fo:language="en" fo:country="none" officeooo:rsid="001027c7"/>
    </style:style>
    <style:style style:name="T33" style:family="text">
      <style:text-properties fo:language="en" fo:country="none" fo:font-style="italic" officeooo:rsid="001027c7" style:font-style-asian="italic" style:font-style-complex="italic"/>
    </style:style>
    <style:style style:name="T34" style:family="text">
      <style:text-properties fo:language="en" fo:country="none" fo:font-style="italic" officeooo:rsid="001463e5" style:font-style-asian="italic" style:font-style-complex="italic"/>
    </style:style>
    <style:style style:name="T35" style:family="text">
      <style:text-properties fo:language="en" fo:country="none" fo:font-style="italic" officeooo:rsid="00150192" style:font-style-asian="italic" style:font-style-complex="italic"/>
    </style:style>
    <style:style style:name="T36" style:family="text">
      <style:text-properties fo:language="en" fo:country="none" fo:font-style="italic" officeooo:rsid="0015843b" style:font-style-asian="italic" style:font-style-complex="italic"/>
    </style:style>
    <style:style style:name="T37" style:family="text">
      <style:text-properties fo:language="en" fo:country="none" fo:font-style="italic" officeooo:rsid="00167d18" style:font-style-asian="italic" style:font-style-complex="italic"/>
    </style:style>
    <style:style style:name="T38" style:family="text">
      <style:text-properties fo:language="en" fo:country="none" officeooo:rsid="001433b4"/>
    </style:style>
    <style:style style:name="T39" style:family="text">
      <style:text-properties fo:language="en" fo:country="none" officeooo:rsid="001463e5"/>
    </style:style>
    <style:style style:name="T40" style:family="text">
      <style:text-properties fo:language="en" fo:country="none" fo:font-weight="bold" officeooo:rsid="001463e5" style:font-weight-asian="bold" style:font-weight-complex="bold"/>
    </style:style>
    <style:style style:name="T41" style:family="text">
      <style:text-properties fo:language="en" fo:country="none" fo:font-weight="bold" officeooo:rsid="00150192" style:font-weight-asian="bold" style:font-weight-complex="bold"/>
    </style:style>
    <style:style style:name="T42" style:family="text">
      <style:text-properties fo:language="en" fo:country="none" fo:font-weight="bold" officeooo:rsid="0015843b" style:font-weight-asian="bold" style:font-weight-complex="bold"/>
    </style:style>
    <style:style style:name="T43" style:family="text">
      <style:text-properties fo:language="en" fo:country="none" fo:font-weight="bold" officeooo:rsid="001980c5" style:font-weight-asian="bold" style:font-weight-complex="bold"/>
    </style:style>
    <style:style style:name="T44" style:family="text">
      <style:text-properties fo:language="en" fo:country="none" fo:font-style="normal" officeooo:rsid="001463e5" style:font-style-asian="normal" style:font-style-complex="normal"/>
    </style:style>
    <style:style style:name="T45" style:family="text">
      <style:text-properties fo:language="en" fo:country="none" fo:font-style="normal" officeooo:rsid="00150192" style:font-style-asian="normal" style:font-style-complex="normal"/>
    </style:style>
    <style:style style:name="T46" style:family="text">
      <style:text-properties fo:language="en" fo:country="none" fo:font-style="normal" fo:font-weight="bold" officeooo:rsid="00150192" style:font-style-asian="normal" style:font-weight-asian="bold" style:font-style-complex="normal" style:font-weight-complex="bold"/>
    </style:style>
    <style:style style:name="T47" style:family="text">
      <style:text-properties fo:language="en" fo:country="none" officeooo:rsid="00150192"/>
    </style:style>
    <style:style style:name="T48" style:family="text">
      <style:text-properties fo:language="en" fo:country="none" officeooo:rsid="0015843b"/>
    </style:style>
    <style:style style:name="T49" style:family="text">
      <style:text-properties fo:language="en" fo:country="none" officeooo:rsid="00167d18"/>
    </style:style>
    <style:style style:name="T50" style:family="text">
      <style:text-properties fo:language="en" fo:country="none" officeooo:rsid="0017972e"/>
    </style:style>
    <style:style style:name="T51" style:family="text">
      <style:text-properties fo:language="en" fo:country="none" officeooo:rsid="001980c5"/>
    </style:style>
    <style:style style:name="T52" style:family="text">
      <style:text-properties officeooo:rsid="001027c7"/>
    </style:style>
    <style:style style:name="T53" style:family="text">
      <style:text-properties officeooo:rsid="0012029a"/>
    </style:style>
    <style:style style:name="T54" style:family="text">
      <style:text-properties officeooo:rsid="00150192"/>
    </style:style>
    <style:style style:name="T55" style:family="text">
      <style:text-properties officeooo:rsid="0019c5b9"/>
    </style:style>
    <style:style style:name="T56" style:family="text">
      <style:text-properties officeooo:rsid="001a75ad"/>
    </style:style>
    <style:style style:name="T57" style:family="text">
      <style:text-properties officeooo:rsid="001c8176"/>
    </style:style>
    <style:style style:name="T58" style:family="text">
      <style:text-properties officeooo:rsid="001cb38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Úvod</text:h>
      <text:p text:style-name="Text_20_body">Tato práce je součástí mezinárodního projektu CloPeMa (Clothes Perception Manipulation). Tento dokument obsahuje postup a popis sběru dat pro tvorbu dynamického modelu textilie.</text:p>
      <text:p text:style-name="P3">CLoPeMa je tříletý výzkumný projekt zaměřený na výzkum a vývoj v oblasti autonomního snímání a manipulace s textiliemi a oděvy. Systém je postaven na základě operačního systému ROS (Robot Operating System) a jako hlavní programovací jazyky jsou vybrány C++, Python a Java<text:span text:style-name="T25">[1]</text:span>.</text:p>
      <text:p text:style-name="P3">Cílem projektu je prohloubit vědecké a praktické znalosti v této oblasti. Významnou části projektu je řešení problému integrace a fúze dat z oblasti kamerového snímání, rozpoznávání, učení, mechaniky a robotiky<text:span text:style-name="T25">[1]</text:span>.</text:p>
      <text:p text:style-name="Standard">Předpokládá se významný přínos projektu v oblasti průmyslové automatizace a robotického 3D snímání pro technologicky náročné aplikace. Výzkum vedoucí k těmto výsledkům byl podporován Evropskou unií v Sedmém Rámcovém Programu (FP7/2012-2014) grantem číslo 288553 CloPeMa<text:span text:style-name="T25">[1]</text:span>.</text:p>
      <text:p text:style-name="Standard"/>
      <text:p text:style-name="Standard"/>
      <text:h text:style-name="Heading_20_2" text:outline-level="2">Způsob pořízení dat</text:h>
      <text:p text:style-name="P4"><text:span text:style-name="T27">Ramena robota najedou za pomocí skriptu </text:span><text:span text:style-name="T4">collect_data.py </text:span><text:span text:style-name="T14">(viz. kapitola Návod na pořízení dat) do polohy, kdy rameno </text:span><text:span text:style-name="T4">r1 </text:span><text:span text:style-name="T14">je v takové pozici, ve které je rovina snímače kamery kolmá na rovinu podlahy a zároveň rotace kamery, </text:span><text:span text:style-name="T15">kolem osy kolmé na rovinu snímače, je nulová. </text:span></text:p>
      <text:p text:style-name="P4"><text:span text:style-name="T15">Rameno </text:span><text:span text:style-name="T5">r2 </text:span><text:span text:style-name="T16">nabývá dvou základních poloh. Poloha jedna je pro odfiltrování pozadí snímků </text:span><text:span text:style-name="T14">(viz. kapitola </text:span><text:span text:style-name="T16">Načtení dat pro další zpracování</text:span><text:span text:style-name="T14">)</text:span><text:span text:style-name="T16">. V této poloze je rameno zcela mimo snímaný úsek obrazu. </text:span></text:p>
      <text:p text:style-name="P4"><text:span text:style-name="T16">Druhou polohou ramene </text:span><text:span text:style-name="T7">r2</text:span><text:span text:style-name="T16"> je poloha, ve které je připraveno k provedení experimentu. Rameno je v takové poloze, aby textilie do něj zachycená byla v takové výšce, aby byla kamerou uchycenou na ramenu </text:span><text:span text:style-name="T6">r1 </text:span><text:span text:style-name="T16">zachycen ten kus textilie, který nás zajímá nejvíce. Zároveň musí být v takové pozici, aby, při pohybu charakteristického pro experiment (dále jen „třepání“), mohl hýbat jak ve směru dopředu/dozadu, tak i vlevo/vpravo. Volené směry jsou brány vzhledem k rovině snímače kamery, tedy dopředu/dozadu je </text:span><text:span text:style-name="T19">pohyb</text:span><text:span text:style-name="T16"> k/od roviny snímače kamery apod. (viz. Obrázek 1, Obrázek 2). </text:span></text:p>
      <text:p text:style-name="P6">Externí osa (osa č.: 13) je otočena tak, aby v pozadí snímané textilie bylo co nejméně rušivých předmětů. Nejlépe jednobarevný rovný povrch.</text:p>
      <text:p text:style-name="P7">Obrázek 1</text:p>
      <text:p text:style-name="P7">Obrázek 2</text:p>
      <text:p text:style-name="P2"><text:span text:style-name="T17">Jak již bylo naznačeno v předchozím odstavci je třeba nasnímat obraz </text:span><text:span text:style-name="T18">pro odfiltrování pozadí.</text:span></text:p>
      <text:p text:style-name="P9"><text:span text:style-name="T27">Do chapadla je uchycena </text:span><text:span text:style-name="T28">textilie.</text:span><text:span text:style-name="T27"> </text:span><text:span text:style-name="T29">Rameno manipulátoru</text:span><text:span text:style-name="T27"> poté provede pohyb – zatřepe s látkou. Nejdříve ve směru k </text:span><text:span text:style-name="T29">dopředu/dozadu, následně se chapadlo otočí a provede se pohyb vlevo/vpravo.</text:span></text:p>
      <text:p text:style-name="P10"><text:span text:style-name="T29">Po skončení snímání je možné vyměnit látku a postup zopakovat.</text:span></text:p>
      <text:p text:style-name="Standard"/>
      <text:h text:style-name="Heading_20_2" text:outline-level="2">Návod na pořízení dat</text:h>
      <text:p text:style-name="P12"><text:span text:style-name="T29">Předpoklady:</text:span></text:p>
      <text:list xml:id="list6088955790329189382" text:style-name="L2">
        <text:list-item>
          <text:p text:style-name="P13"><text:span text:style-name="T29">Nainstalovaný ROS Hydro a balíčky Clopema:</text:span></text:p>
        </text:list-item>
      </text:list>
      <text:p text:style-name="P15"><text:span text:style-name="T29">http://clopema.felk.cvut.cz/redmine/projects/clopema/wiki/CloPeMa_Packages</text:span></text:p>
      <text:list xml:id="list931279736" text:continue-numbering="true" text:style-name="L2">
        <text:list-item>
          <text:p text:style-name="P17"><text:soft-page-break/><text:span text:style-name="T30">Stahnutý archív se zdrojovými kódy</text:span></text:p>
        </text:list-item>
      </text:list>
      <text:p text:style-name="P18"><text:span text:style-name="T30"><text:tab/><text:tab/>git clone </text:span><text:a xlink:type="simple" xlink:href="https://github.com/michalneoral/clopema_collect_model_data.git"><text:span text:style-name="T30">https://github.com/michalneoral/clopema_collect_model_data.git</text:span></text:a></text:p>
      <text:p text:style-name="P18"><text:span text:style-name="T30"/></text:p>
      <text:list xml:id="list2810577208074827459" text:style-name="L4">
        <text:list-item>
          <text:p text:style-name="P19"><text:span text:style-name="T53">V balíčku </text:span><text:span text:style-name="T8">clopema_collect_model_data </text:span><text:span text:style-name="T20">ve složce </text:span><text:span text:style-name="T9">src </text:span><text:span text:style-name="T21">upraven scritp </text:span><text:span text:style-name="T10">local_options.py</text:span><text:span text:style-name="T22"> pro místní nastavení počítače.</text:span></text:p>
        </text:list-item>
      </text:list>
      <text:p text:style-name="P14"><text:span text:style-name="T29"/></text:p>
      <text:p text:style-name="P31"><text:span text:style-name="T52">Postup </text:span><text:span text:style-name="T54">spouštění</text:span><text:span text:style-name="T52">:</text:span></text:p>
      <text:list xml:id="list118131038800342646" text:style-name="L3">
        <text:list-item>
          <text:p text:style-name="P20"><text:span text:style-name="T32">Spustíme robota: </text:span></text:p>
          <text:list>
            <text:list-item>
              <text:list>
                <text:list-header>
                  <text:p text:style-name="P20"><text:span text:style-name="T32">roslaunch clopema_launch start_robot.launch </text:span></text:p>
                </text:list-header>
              </text:list>
            </text:list-item>
          </text:list>
        </text:list-item>
      </text:list>
      <text:p text:style-name="P23"><text:span text:style-name="T32"/></text:p>
      <text:list xml:id="list365494077" text:continue-numbering="true" text:style-name="L3">
        <text:list-item>
          <text:p text:style-name="P20"><text:span text:style-name="T32">Spustíme kameru na ramenu </text:span><text:span text:style-name="T33">r1</text:span><text:span text:style-name="T32">:</text:span></text:p>
          <text:list>
            <text:list-item>
              <text:list>
                <text:list-header>
                  <text:p text:style-name="P20"><text:span text:style-name="T32">roslaunch clopema_launch xtion1.launch</text:span></text:p>
                </text:list-header>
              </text:list>
            </text:list-item>
          </text:list>
        </text:list-item>
      </text:list>
      <text:p text:style-name="P23"><text:span text:style-name="T32"/></text:p>
      <text:list xml:id="list1479372288" text:continue-numbering="true" text:style-name="L3">
        <text:list-item>
          <text:p text:style-name="P20"><text:span text:style-name="T32">Poté, co se tyto věci úspěšně spustí můžeme spustit vlastní skript pro sběr dat:</text:span></text:p>
          <text:list>
            <text:list-item>
              <text:list>
                <text:list-header>
                  <text:p text:style-name="P21"><text:span text:style-name="T38">rosrun clopema_collect_model_data collect_data.py</text:span></text:p>
                </text:list-header>
              </text:list>
            </text:list-item>
          </text:list>
        </text:list-item>
      </text:list>
      <text:p text:style-name="P24"><text:span text:style-name="T38"/></text:p>
      <text:list xml:id="list2180837795" text:continue-numbering="true" text:style-name="L3">
        <text:list-item>
          <text:p text:style-name="P22"><text:span text:style-name="T39">Program je ovládán z příkazové řádky:</text:span></text:p>
        </text:list-item>
      </text:list>
      <text:p text:style-name="P25"><text:span text:style-name="T39"><text:tab/></text:span><text:span text:style-name="T40">obrázek 3</text:span></text:p>
      <text:p text:style-name="P25"><text:span text:style-name="T40"/></text:p>
      <text:p text:style-name="P28"><text:span text:style-name="T41">Postup pro nasnímání obrazu pro odfiltrování pozadí:</text:span></text:p>
      <text:list xml:id="list5383849661065699699" text:style-name="L7">
        <text:list-item>
          <text:p text:style-name="P29"><text:span text:style-name="T47">Využijeme funkci </text:span><text:span text:style-name="T41">(6) –</text:span><text:span text:style-name="T35"> Camera default record.</text:span></text:p>
        </text:list-item>
      </text:list>
      <text:p text:style-name="P25"><text:span text:style-name="T40"/></text:p>
      <text:p text:style-name="P28"><text:span text:style-name="T41">Postup pořízení dat – manuální vkládání textilie:</text:span></text:p>
      <text:list xml:id="list5441807391989669941" text:style-name="L6">
        <text:list-item>
          <text:p text:style-name="P26"><text:span text:style-name="T39">Umístíme robota do polohy, ve kte</text:span><text:span text:style-name="T49">r</text:span><text:span text:style-name="T39">é je připraven k měření </text:span><text:span text:style-name="T40">(2) </text:span><text:span text:style-name="T41">- </text:span><text:span text:style-name="T34">Move to READY TO MEASURE position</text:span><text:span text:style-name="T44">.</text:span></text:p>
        </text:list-item>
        <text:list-item>
          <text:p text:style-name="P27"><text:span text:style-name="T45">Otevřeme chapadlo </text:span><text:span text:style-name="T46">(4) –</text:span><text:span text:style-name="T45"> </text:span><text:span text:style-name="T35">Open Gripper.</text:span></text:p>
        </text:list-item>
        <text:list-item>
          <text:p text:style-name="P32"><text:span text:style-name="T47">Zavřeme chapadlo </text:span><text:span text:style-name="T41">(5) –</text:span><text:span text:style-name="T47"> </text:span><text:span text:style-name="T35">Close Gripper. </text:span><text:span text:style-name="T48">Po stisknutí máme 5 vteřin pro vložení textilie do chapadla než se chapadlo sevře.</text:span></text:p>
        </text:list-item>
        <text:list-item>
          <text:p text:style-name="P33"><text:span text:style-name="T48">Po sevření chapadlo ustoupíme do bezpečné vzdálenosti od robota.</text:span></text:p>
        </text:list-item>
        <text:list-item>
          <text:p text:style-name="P33"><text:span text:style-name="T48">Zahájíme měření a záznám </text:span><text:span text:style-name="T42">(3) </text:span><text:span text:style-name="T36">-Move and record.</text:span></text:p>
        </text:list-item>
        <text:list-item>
          <text:p text:style-name="P33"><text:span text:style-name="T48">Budeme vyzvání k pojmenování souboru. Doporučuji nazývat souboru názvem textilie, </text:span><text:span text:style-name="T49">případně i pořadovým číslem.</text:span></text:p>
        </text:list-item>
        <text:list-item>
          <text:p text:style-name="P34"><text:span text:style-name="T49">Po schválení názvu souboru bude provedeno měření způsobem, který je popsán v předchozí kapitole (</text:span><text:span text:style-name="T37">Způsob pořízení dat</text:span><text:span text:style-name="T50">)</text:span><text:span text:style-name="T37">.</text:span></text:p>
        </text:list-item>
        <text:list-item>
          <text:p text:style-name="P35"><text:span text:style-name="T51">Postup 2. až 7. můžeme opakovat pro další měření.</text:span></text:p>
        </text:list-item>
        <text:list-item>
          <text:p text:style-name="P35"><text:span text:style-name="T51">Před ukončením programu můžeme pomocí </text:span><text:span text:style-name="T43">(1) </text:span><text:span text:style-name="T51">umístit robota do výchozí polohy.</text:span></text:p>
        </text:list-item>
        <text:list-item>
          <text:p text:style-name="P35"><text:span text:style-name="T51">Program ukončíme pomocí </text:span><text:span text:style-name="T43">(exit)</text:span><text:span text:style-name="T51">.</text:span></text:p>
        </text:list-item>
      </text:list>
      <text:p text:style-name="Standard"><text:tab/><text:tab/></text:p>
      <text:p text:style-name="Standard"/>
      <text:h text:style-name="Heading_20_2" text:outline-level="2">Uložení dat</text:h>
      <text:p text:style-name="P36">Data se ukládají pomocí rosbag ve formátu “.bag“ do předem určené složky <text:span text:style-name="T55">uložené v souboru </text:span><text:span text:style-name="T11">local_options.py</text:span> <text:span text:style-name="T55">(</text:span><text:span text:style-name="T11">path_to_workspace</text:span><text:span text:style-name="T55">/clopema_collect_model_data</text:span><text:span text:style-name="T11">/src/local_options.py</text:span><text:span text:style-name="T23">)</text:span>.</text:p>
      <text:p text:style-name="P36"><text:span text:style-name="T55"/></text:p>
      <text:p text:style-name="P36"><text:span text:style-name="T56">Z důvodu úspory místa a kapacity přenosového kanálu j</text:span><text:span text:style-name="T55">sou zaznamenány pouze témata (topic), která jsou uložena v souboru </text:span><text:span text:style-name="T11">topics.txt <text:s/>(path_to_workspace/clopema_collect_model_data/matlab/topics.txt</text:span><text:span text:style-name="T23">)</text:span><text:span text:style-name="T11">. </text:span><text:span text:style-name="T23">Pro tento experiment jsem vybral tyto témata (topic):</text:span></text:p>
      <text:p text:style-name="P37"><text:span text:style-name="T55">/joint_states</text:span></text:p>
      <text:p text:style-name="P37"><text:span text:style-name="T55">/tf</text:span></text:p>
      <text:p text:style-name="P37"><text:span text:style-name="T55">/xtion1/depth/camera_info</text:span></text:p>
      <text:p text:style-name="P37"><text:soft-page-break/><text:span text:style-name="T55">/xtion1/depth_registered/camera_info</text:span></text:p>
      <text:p text:style-name="P37"><text:span text:style-name="T55">/xtion1/projector/camera_info</text:span></text:p>
      <text:p text:style-name="P37"><text:span text:style-name="T55">/xtion1/rgb/camera_info</text:span></text:p>
      <text:p text:style-name="P37"><text:span text:style-name="T55">/xtion1/depth/image_raw</text:span></text:p>
      <text:p text:style-name="P37"><text:span text:style-name="T55">/xtion1/rgb/image_raw</text:span></text:p>
      <text:p text:style-name="P37"><text:span text:style-name="T55">/xtion1/depth/disparity</text:span></text:p>
      <text:p text:style-name="P37"><text:span text:style-name="T55">/xtion1/depth/points</text:span></text:p>
      <text:p text:style-name="P37"><text:span text:style-name="T55"/></text:p>
      <text:p text:style-name="P38"><text:span text:style-name="T56">Seznam témat je možné libovolně </text:span><text:span text:style-name="T57">měnit</text:span><text:span text:style-name="T56">. </text:span><text:span text:style-name="T58">Zaznamenáno je 7 vteřin dat.</text:span></text:p>
      <text:h text:style-name="P40" text:outline-level="2">Načtení dat pro další zpracování</text:h>
      <text:p text:style-name="P11">Předpoklady:</text:p>
      <text:list xml:id="list1766133141" text:continue-list="list931279736" text:style-name="L2">
        <text:list-item>
          <text:p text:style-name="P16"><text:span text:style-name="T31">Stahnutý archív se zdrojovými kódy<text:tab/></text:span></text:p>
          <text:list>
            <text:list-header>
              <text:p text:style-name="P16"><text:span text:style-name="T31">git clone </text:span><text:a xlink:type="simple" xlink:href="https://github.com/michalneoral/clopema_collect_model_data.git">https://github.com/michalneoral/clopema_collect_model_data.git</text:a></text:p>
            </text:list-header>
          </text:list>
        </text:list-item>
      </text:list>
      <text:p text:style-name="P30"><text:span text:style-name="T31"/></text:p>
      <text:list xml:id="list8330400762577180946" text:style-name="L1">
        <text:list-item>
          <text:p text:style-name="P8">Nainstalovaný Matlab (odzkoušeno ve verzi 2012b).</text:p>
        </text:list-item>
        <text:list-item>
          <text:p text:style-name="P8">Nainstalovaný toolbox pro matlab „rosbag“ a přidána cesta pro tento toolbox. Toolbox je dostupný ke stáhnutí na adrese: 'až_půjde_internet_doplň_adresu'</text:p>
        </text:list-item>
        <text:list-item>
          <text:p text:style-name="P8">Nacházet se ve složce se zdrojovými kódy pro Matlab.</text:p>
        </text:list-item>
        <text:list-item>
          <text:p text:style-name="P8">Soubor 'topics.txt' musí být stejný jako v době nahrávání .bag souboru.</text:p>
        </text:list-item>
      </text:list>
      <text:p text:style-name="Text_20_body"/>
      <text:p text:style-name="P1">V proměnné 'path_to_bag_files' je potřeba mít uloženou cestu k uloženým .bag souborům s daty a v proměnné 'topics' je načten soubor 'topics.txt' s názvy požadovaných témat (viz. 'startup.m').</text:p>
      <text:p text:style-name="Text_20_body">Načítání souborů spustíte příkazem <text:span text:style-name="T1">loader</text:span>, který vypíše soubory v zadané složce (<text:span text:style-name="T2">'path_to_bag_files') a nechá vybrat soubor pro načtení do Matlabu a vypíše informace o souboru. Pro správnou funkci tohoto skriptu je třeba mít nasnímáno a uloženo „čisté“ pozadí (popsáno v kapitole </text:span><text:span text:style-name="T3">Návod na pořízení dat</text:span><text:span text:style-name="T12">).</text:span></text:p>
      <text:p text:style-name="Text_20_body"><text:span text:style-name="T12">Tento příkaz dále spustí skript </text:span><text:span text:style-name="T13">reader</text:span><text:span text:style-name="T12">, který převede soubor .bag na čitelnější strukturu 'msgs' (provede rovněž i pro „čisté“ pozadí 'msgs_bag') a předpřipravý RGB obrázek „čistého“ pozadí - 'rgb_back' (takto předpřipravené data lze zobrazovat pomocí imshow(</text:span><text:span text:style-name="T3">data</text:span><text:span text:style-name="T12">) nebo image(</text:span><text:span text:style-name="T3">data</text:span><text:span text:style-name="T12">) jako 2D obrazy). </text:span></text:p>
      <text:p text:style-name="Standard">Příkaz loader dále předpřipraví data z RGB i hloubkové kamery do zásobníku obrazu 'front', která je seřazená tak, aby si obrazy odpovídaly časovými značkami. První řádek obsahuje původní RGB obrazy, druhý řádek obsahuje RGB obrazy s odfiltrovaným pozadím a třetí řádek obsahuje data z hloubkové kamery v metrech.</text:p>
      <text:p text:style-name="Standard">Spolu se strukturou 'front' se tvoří i struktura 'queue', jenž v obsahuje tyto údaje:</text:p>
      <text:p text:style-name="Standard"><draw:frame draw:style-name="fr1" draw:name="Objekt1" text:anchor-type="as-char" svg:y="-0.96cm" svg:width="17.674cm" svg:height="1.6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text:s/>...</text:p>
      <text:h text:style-name="Heading_20_2" text:outline-level="2">Provedení experimentu</text:h>
      <text:p text:style-name="Text_20_body">...</text:p>
      <text:p text:style-name="Text_20_body"/>
      <text:p text:style-name="Text_20_body"><text:soft-page-break/></text:p>
      <text:p text:style-name="Text_20_body"/>
      <text:h text:style-name="P39" text:outline-level="2">Zdroje</text:h>
      <text:p text:style-name="P5"><text:span text:style-name="T26">[1]<text:tab/></text:span><text:span text:style-name="T24">Neovision: Industrial Vision System. [online]. [cit. 2013-11-12]. <text:tab/>Dostupné z: http://www.neovision.cz/cz/sols/clopema.htm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Neoral</meta:initial-creator>
    <meta:creation-date>2013-10-27T21:10:34</meta:creation-date>
    <dc:date>2013-11-13T20:39:12</dc:date>
    <dc:creator>Michal </dc:creator>
    <meta:editing-duration>PT15H6M29S</meta:editing-duration>
    <meta:editing-cycles>35</meta:editing-cycles>
    <meta:generator>LibreOffice/4.0.2.2$Linux_X86_64 LibreOffice_project/400m0$Build-2</meta:generator>
    <meta:document-statistic meta:table-count="0" meta:image-count="0" meta:object-count="1" meta:page-count="4" meta:paragraph-count="78" meta:word-count="926" meta:character-count="6678" meta:non-whitespace-character-count="5824"/>
  </office:meta>
</office:document-meta>
</file>

<file path=Object 1/content.xml><?xml version="1.0" encoding="utf-8"?>
<math xmlns="http://www.w3.org/1998/Math/MathML">
  <semantics>
    <mrow>
      <mfenced open="[" close="]">
        <mrow>
          <mtable>
            <mtr>
              <mtd>
                <mrow>
                  <mi mathvariant="italic">pořadové</mi>
                  <mi/>
                  <mi mathvariant="italic">číslo</mi>
                  <mi/>
                  <mi mathvariant="italic">hloubkového</mi>
                  <mi/>
                  <mi mathvariant="italic">snímku</mi>
                </mrow>
              </mtd>
              <mtd>
                <mrow>
                  <mi mathvariant="italic">čas</mi>
                  <mi/>
                  <mi mathvariant="italic">od</mi>
                  <mi/>
                  <mi mathvariant="italic">začátku</mi>
                  <mi/>
                  <mi mathvariant="italic">měření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  <mtr>
              <mtd>
                <mrow>
                  <mi/>
                </mrow>
              </mtd>
              <mtd>
                <mrow>
                  <mi/>
                </mrow>
              </mtd>
              <mtd>
                <mrow>
                  <mi/>
                </mrow>
              </mtd>
            </mtr>
            <mtr>
              <mtd>
                <mrow>
                  <mi mathvariant="italic">pořadové</mi>
                  <mi/>
                  <mi mathvariant="italic">číslo</mi>
                  <mi/>
                  <mi mathvariant="italic">rgb</mi>
                  <mi/>
                  <mi mathvariant="italic">snímku</mi>
                </mrow>
              </mtd>
              <mtd>
                <mrow>
                  <mi mathvariant="italic">časový</mi>
                  <mi/>
                  <mi mathvariant="italic">rozdíl</mi>
                  <mi/>
                  <mi mathvariant="italic">mezi</mi>
                  <mi/>
                  <mi mathvariant="italic">snímky</mi>
                </mrow>
              </mtd>
              <mtd>
                <mrow>
                  <mi mathvariant="italic">pořadové</mi>
                  <mi/>
                  <mi mathvariant="italic">číslo</mi>
                  <mi/>
                  <mi mathvariant="italic">tématu</mi>
                  <mi/>
                  <mi>v</mi>
                  <mi/>
                  <mi>'</mi>
                  <mi mathvariant="italic">msgs</mi>
                  <mi>'</mi>
                </mrow>
              </mtd>
            </mtr>
          </mtable>
        </mrow>
      </mfenced>
    </mrow>
    <annotation encoding="StarMath 5.0">left [ matrix {pořadové`číslo`hloubkového`snímku # čas`od`začátku`měření # pořadové`číslo`tématu`v`'msgs' ## `# `#`##pořadové`číslo`rgb`snímku #časový`rozdíl`mezi`snímky #pořadové`číslo`tématu`v`'msgs' } right ]</annotation>
  </semantics>
</math>
</file>